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 Sans" svg:font-family="'Open Sans',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line-height="128%" fo:orphans="2" fo:widows="2" fo:text-indent="0in" style:auto-text-indent="false"/>
      <style:text-properties fo:font-variant="normal" fo:text-transform="none" fo:color="#29303b" style:font-name="Open Sans" fo:font-size="27pt" fo:letter-spacing="normal" fo:font-style="normal" fo:font-weight="normal"/>
    </style:style>
    <style:style style:name="P2" style:family="paragraph" style:parent-style-name="Standard">
      <style:paragraph-properties fo:margin-left="0in" fo:margin-right="0in" fo:margin-top="0in" fo:margin-bottom="0.1563in" loext:contextual-spacing="false" fo:orphans="2" fo:widows="2" fo:text-indent="0in" style:auto-text-indent="false"/>
      <style:text-properties fo:font-variant="normal" fo:text-transform="none" fo:color="#29303b" style:font-name="Open Sans" fo:font-size="18pt" fo:letter-spacing="normal" fo:font-style="normal" fo:font-weight="normal"/>
    </style:style>
    <style:style style:name="P3"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29303b" style:font-name="Open Sans" fo:font-size="13.5pt" fo:letter-spacing="normal" fo:font-style="normal" fo:font-weight="normal" loext:padding="0in" loext:border="none"/>
    </style:style>
    <style:style style:name="P4" style:family="paragraph" style:parent-style-name="Text_20_body">
      <style:paragraph-properties fo:margin-left="0in" fo:margin-right="0in" fo:margin-top="0in" fo:margin-bottom="0.2083in" loext:contextual-spacing="false" fo:orphans="2" fo:widows="2" fo:text-indent="0in" style:auto-text-indent="false"/>
    </style:style>
    <style:style style:name="P5" style:family="paragraph" style:parent-style-name="Text_20_body" style:list-style-name="L1">
      <style:paragraph-properties fo:margin-top="0in" fo:margin-bottom="0.1043in" loext:contextual-spacing="false" fo:orphans="2" fo:widows="2"/>
      <style:text-properties fo:font-variant="normal" fo:text-transform="none" fo:color="#29303b" style:font-name="Open Sans" fo:font-size="11.25pt" fo:letter-spacing="normal" fo:font-style="normal" fo:font-weight="normal" loext:padding="0in" loext:border="non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lcome to Part 2 - Regression</text:p>
      <text:p text:style-name="P2">Section 3, Lecture 21</text:p>
      <text:p text:style-name="P3">Welcome to Part 2 - Regression!</text:p>
      <text:p text:style-name="P4"/>
      <text:p text:style-name="P3">Regression models (both linear and non-linear) are used for predicting a real value, like salary for example. If your independent variable is time, then you are forecasting future values, otherwise your model is predicting present but unknown values. Regression technique vary from Linear Regression to SVR and Random Forests Regression.</text:p>
      <text:p text:style-name="P3">In this part, you will understand and learn how to implement the following Machine Learning Regression models:</text:p>
      <text:list xml:id="list185172474" text:style-name="L1">
        <text:list-item>
          <text:p text:style-name="P5">Simple Linear Regression</text:p>
        </text:list-item>
        <text:list-item>
          <text:p text:style-name="P5">Multiple Linear Regression</text:p>
        </text:list-item>
        <text:list-item>
          <text:p text:style-name="P5">Polynomial Regression</text:p>
        </text:list-item>
        <text:list-item>
          <text:p text:style-name="P5">Support Vector for Regression (SVR)</text:p>
        </text:list-item>
        <text:list-item>
          <text:p text:style-name="P5">Decision Tree Classification</text:p>
        </text:list-item>
        <text:list-item>
          <text:p text:style-name="P5">Random Forest Classification</text:p>
        </text:list-item>
      </text:list>
      <text:p text:style-name="P4"/>
      <text:p text:style-name="P3">Enjoy Machine Learn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 Sans" svg:font-family="'Open Sans',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Linux_X86_64 LibreOffice_project/00m0$Build-2</meta:generator>
    <dc:date>2018-10-11T23:45:55.932357863</dc:date>
    <meta:editing-duration>PT11S</meta:editing-duration>
    <meta:editing-cycles>1</meta:editing-cycles>
    <meta:document-statistic meta:table-count="0" meta:image-count="0" meta:object-count="0" meta:page-count="1" meta:paragraph-count="12" meta:word-count="111" meta:character-count="726" meta:non-whitespace-character-count="633"/>
  </office:meta>
</office:document-meta>
</file>